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48cm" svg:height="4.935cm" svg:x="3.031cm" svg:y="3.1cm" svg:viewBox="0 0 3849 4936" svg:d="M1825 4205c668-48 1113-266 1451-533 187-180 600 348 477 481-280 302-626 640-1839 771-1212 131-2169-858-1853-2296s1322-2472 2185-2606 1452 368 1599 824c57 179-540 843-669 513-358-961-1311-694-1784-180-474 513-729 1071-762 1751-33 681 528 1324 1195 1275z">
          <text:p/>
        </draw:path>
        <draw:path draw:style-name="gr2" draw:text-style-name="P1" draw:layer="layout" svg:width="0.903cm" svg:height="0.66cm" draw:transform="skewX (0.00122173047639596) rotate (-2.15652882376419) translate (7.009706971542cm 4.0041954926458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598) rotate (-2.1556561591382) translate (7.09445731859439cm 6.78546249982791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042cm" svg:height="2.671cm" draw:transform="skewX (0.000872664625997164) rotate (-1.55194677087336) translate (5.9403652960857cm 5.2109584135873cm)" svg:viewBox="0 0 1043 2672" svg:d="M1043 2572c-83-404-242-1976-230-2247-6-137-813-442-812-278-14 435 179 2155 255 2491 43 185 797 160 787 34z">
          <text:p/>
        </draw:path>
        <draw:path draw:style-name="gr2" draw:text-style-name="P1" draw:layer="layout" svg:width="0.902cm" svg:height="0.661cm" draw:transform="skewX (0.00122173047639599) rotate (-2.1556561591382) translate (3.97579065192769cm 5.63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cm" draw:transform="skewX (0.00244346095279208) rotate (-2.15652882376419) translate (6.2258895804584cm 5.3694226950942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7:01.619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